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008in solid #000000"/>
    </style:style>
    <style:style style:name="ce6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5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26916">
            <text:p>26916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533.35">
            <text:p>533.35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504659229">
            <text:p>504659229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4" office:value-type="string">
            <text:p>Market Price</text:p>
          </table:table-cell>
          <table:table-cell table:style-name="ce4" office:value-type="string">
            <text:p>Sales </text:p>
            <text:p>(Revenue)</text:p>
          </table:table-cell>
          <table:table-cell table:style-name="ce4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4" office:value-type="string">
            <text:p>Reserves </text:p>
            <text:p>(Equity)</text:p>
          </table:table-cell>
          <table:table-cell table:style-name="ce4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6.82">
            <text:p>26.82</text:p>
          </table:table-cell>
          <table:table-cell office:value-type="float" office:value="1588">
            <text:p>1588</text:p>
          </table:table-cell>
          <table:table-cell office:value-type="float" office:value="279">
            <text:p>279</text:p>
          </table:table-cell>
          <table:table-cell table:formula="of:=ROUND(([.D6]/[.$B$3]) * 10000000; 2)" office:value-type="float" office:value="5.53">
            <text:p>5.53</text:p>
          </table:table-cell>
          <table:table-cell office:value-type="float" office:value="1459">
            <text:p>1459</text:p>
          </table:table-cell>
          <table:table-cell office:value-type="float" office:value="16333">
            <text:p>16333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4.85">
            <text:p>4.85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1119.47">
            <text:p>1119.47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56.6">
            <text:p>56.60</text:p>
          </table:table-cell>
          <table:table-cell office:value-type="float" office:value="2169">
            <text:p>2169</text:p>
          </table:table-cell>
          <table:table-cell office:value-type="float" office:value="387">
            <text:p>387</text:p>
          </table:table-cell>
          <table:table-cell table:formula="of:=ROUND(([.D7]/[.$B$3]) * 10000000; 2)" office:value-type="float" office:value="7.67">
            <text:p>7.67</text:p>
          </table:table-cell>
          <table:table-cell office:value-type="float" office:value="1747">
            <text:p>1747</text:p>
          </table:table-cell>
          <table:table-cell office:value-type="float" office:value="20344">
            <text:p>20344</text:p>
          </table:table-cell>
          <table:table-cell/>
          <table:table-cell table:formula="of:=ROUND((((([.B7] / [.$B$6])  ^ (1 / ([.A7]-[.$A$6]))) -1) * 100);2)" office:value-type="float" office:value="111.04">
            <text:p>111.04</text:p>
          </table:table-cell>
          <table:table-cell table:formula="of:=ROUND(([.B7]/[.E7]);2)" office:value-type="float" office:value="7.38">
            <text:p>7.38</text:p>
          </table:table-cell>
          <table:table-cell table:formula="of:=ROUND((((([.D7] / [.$D$6])  ^ (1 / ([.A7]-[.$A$6]))) -1) * 100);2)" office:value-type="float" office:value="38.71">
            <text:p>38.71</text:p>
          </table:table-cell>
          <table:table-cell table:formula="of:=ROUND(([.J7]/[.K7]);2)" office:value-type="float" office:value="0.19">
            <text:p>0.19</text:p>
          </table:table-cell>
          <table:table-cell table:formula="of:=ROUND((((([.F7] / [.$F$6])  ^ (1 / ([.A7]-[.$A$6]))) -1) * 100);2)" office:value-type="float" office:value="19.74">
            <text:p>19.74</text:p>
          </table:table-cell>
          <table:table-cell table:formula="of:=ROUND((([.G7]/[.F7]) * 100);2)" office:value-type="float" office:value="1164.51">
            <text:p>1164.51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45">
            <text:p>45.00</text:p>
          </table:table-cell>
          <table:table-cell office:value-type="float" office:value="2883">
            <text:p>2883</text:p>
          </table:table-cell>
          <table:table-cell office:value-type="float" office:value="532">
            <text:p>532</text:p>
          </table:table-cell>
          <table:table-cell table:formula="of:=ROUND(([.D8]/[.$B$3]) * 10000000; 2)" office:value-type="float" office:value="10.54">
            <text:p>10.54</text:p>
          </table:table-cell>
          <table:table-cell office:value-type="float" office:value="2149">
            <text:p>2149</text:p>
          </table:table-cell>
          <table:table-cell office:value-type="float" office:value="25422">
            <text:p>25422</text:p>
          </table:table-cell>
          <table:table-cell/>
          <table:table-cell table:formula="of:=ROUND((((([.B8] / [.$B$6])  ^ (1 / ([.A8]-[.$A$6]))) -1) * 100);2)" office:value-type="float" office:value="29.53">
            <text:p>29.53</text:p>
          </table:table-cell>
          <table:table-cell table:formula="of:=ROUND(([.B8]/[.E8]);2)" office:value-type="float" office:value="4.27">
            <text:p>4.27</text:p>
          </table:table-cell>
          <table:table-cell table:formula="of:=ROUND((((([.D8] / [.$D$6])  ^ (1 / ([.A8]-[.$A$6]))) -1) * 100);2)" office:value-type="float" office:value="38.09">
            <text:p>38.09</text:p>
          </table:table-cell>
          <table:table-cell table:formula="of:=ROUND(([.J8]/[.K8]);2)" office:value-type="float" office:value="0.11">
            <text:p>0.11</text:p>
          </table:table-cell>
          <table:table-cell table:formula="of:=ROUND((((([.F8] / [.$F$6])  ^ (1 / ([.A8]-[.$A$6]))) -1) * 100);2)" office:value-type="float" office:value="21.36">
            <text:p>21.36</text:p>
          </table:table-cell>
          <table:table-cell table:formula="of:=ROUND((([.G8]/[.F8]) * 100);2)" office:value-type="float" office:value="1182.97">
            <text:p>1182.97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175">
            <text:p>175.00</text:p>
          </table:table-cell>
          <table:table-cell office:value-type="float" office:value="3467">
            <text:p>3467</text:p>
          </table:table-cell>
          <table:table-cell office:value-type="float" office:value="662">
            <text:p>662</text:p>
          </table:table-cell>
          <table:table-cell table:formula="of:=ROUND(([.D9]/[.$B$3]) * 10000000; 2)" office:value-type="float" office:value="13.12">
            <text:p>13.12</text:p>
          </table:table-cell>
          <table:table-cell office:value-type="float" office:value="3293">
            <text:p>3293</text:p>
          </table:table-cell>
          <table:table-cell office:value-type="float" office:value="34758">
            <text:p>34758</text:p>
          </table:table-cell>
          <table:table-cell/>
          <table:table-cell table:formula="of:=ROUND((((([.B9] / [.$B$6])  ^ (1 / ([.A9]-[.$A$6]))) -1) * 100);2)" office:value-type="float" office:value="86.86">
            <text:p>86.86</text:p>
          </table:table-cell>
          <table:table-cell table:formula="of:=ROUND(([.B9]/[.E9]);2)" office:value-type="float" office:value="13.34">
            <text:p>13.34</text:p>
          </table:table-cell>
          <table:table-cell table:formula="of:=ROUND((((([.D9] / [.$D$6])  ^ (1 / ([.A9]-[.$A$6]))) -1) * 100);2)" office:value-type="float" office:value="33.38">
            <text:p>33.38</text:p>
          </table:table-cell>
          <table:table-cell table:formula="of:=ROUND(([.J9]/[.K9]);2)" office:value-type="float" office:value="0.4">
            <text:p>0.4</text:p>
          </table:table-cell>
          <table:table-cell table:formula="of:=ROUND((((([.F9] / [.$F$6])  ^ (1 / ([.A9]-[.$A$6]))) -1) * 100);2)" office:value-type="float" office:value="31.17">
            <text:p>31.17</text:p>
          </table:table-cell>
          <table:table-cell table:formula="of:=ROUND((([.G9]/[.F9]) * 100);2)" office:value-type="float" office:value="1055.51">
            <text:p>1055.51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226.1">
            <text:p>226.10</text:p>
          </table:table-cell>
          <table:table-cell office:value-type="float" office:value="4857">
            <text:p>4857</text:p>
          </table:table-cell>
          <table:table-cell office:value-type="float" office:value="974">
            <text:p>974</text:p>
          </table:table-cell>
          <table:table-cell table:formula="of:=ROUND(([.D10]/[.$B$3]) * 10000000; 2)" office:value-type="float" office:value="19.3">
            <text:p>19.3</text:p>
          </table:table-cell>
          <table:table-cell office:value-type="float" office:value="4074">
            <text:p>4074</text:p>
          </table:table-cell>
          <table:table-cell office:value-type="float" office:value="45163">
            <text:p>45163</text:p>
          </table:table-cell>
          <table:table-cell/>
          <table:table-cell table:formula="of:=ROUND((((([.B10] / [.$B$6])  ^ (1 / ([.A10]-[.$A$6]))) -1) * 100);2)" office:value-type="float" office:value="70.4">
            <text:p>70.4</text:p>
          </table:table-cell>
          <table:table-cell table:formula="of:=ROUND(([.B10]/[.E10]);2)" office:value-type="float" office:value="11.72">
            <text:p>11.72</text:p>
          </table:table-cell>
          <table:table-cell table:formula="of:=ROUND((((([.D10] / [.$D$6])  ^ (1 / ([.A10]-[.$A$6]))) -1) * 100);2)" office:value-type="float" office:value="36.69">
            <text:p>36.69</text:p>
          </table:table-cell>
          <table:table-cell table:formula="of:=ROUND(([.J10]/[.K10]);2)" office:value-type="float" office:value="0.32">
            <text:p>0.32</text:p>
          </table:table-cell>
          <table:table-cell table:formula="of:=ROUND((((([.F10] / [.$F$6])  ^ (1 / ([.A10]-[.$A$6]))) -1) * 100);2)" office:value-type="float" office:value="29.27">
            <text:p>29.27</text:p>
          </table:table-cell>
          <table:table-cell table:formula="of:=ROUND((([.G10]/[.F10]) * 100);2)" office:value-type="float" office:value="1108.57">
            <text:p>1108.57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264.7">
            <text:p>264.70</text:p>
          </table:table-cell>
          <table:table-cell office:value-type="float" office:value="6203">
            <text:p>6203</text:p>
          </table:table-cell>
          <table:table-cell office:value-type="float" office:value="914">
            <text:p>914</text:p>
          </table:table-cell>
          <table:table-cell table:formula="of:=ROUND(([.D11]/[.$B$3]) * 10000000; 2)" office:value-type="float" office:value="18.11">
            <text:p>18.11</text:p>
          </table:table-cell>
          <table:table-cell office:value-type="float" office:value="5581">
            <text:p>5581</text:p>
          </table:table-cell>
          <table:table-cell office:value-type="float" office:value="56087">
            <text:p>56087</text:p>
          </table:table-cell>
          <table:table-cell/>
          <table:table-cell table:formula="of:=ROUND((((([.B11] / [.$B$6])  ^ (1 / ([.A11]-[.$A$6]))) -1) * 100);2)" office:value-type="float" office:value="58.07">
            <text:p>58.07</text:p>
          </table:table-cell>
          <table:table-cell table:formula="of:=ROUND(([.B11]/[.E11]);2)" office:value-type="float" office:value="14.62">
            <text:p>14.62</text:p>
          </table:table-cell>
          <table:table-cell table:formula="of:=ROUND((((([.D11] / [.$D$6])  ^ (1 / ([.A11]-[.$A$6]))) -1) * 100);2)" office:value-type="float" office:value="26.79">
            <text:p>26.79</text:p>
          </table:table-cell>
          <table:table-cell table:formula="of:=ROUND(([.J11]/[.K11]);2)" office:value-type="float" office:value="0.55">
            <text:p>0.55</text:p>
          </table:table-cell>
          <table:table-cell table:formula="of:=ROUND((((([.F11] / [.$F$6])  ^ (1 / ([.A11]-[.$A$6]))) -1) * 100);2)" office:value-type="float" office:value="30.78">
            <text:p>30.78</text:p>
          </table:table-cell>
          <table:table-cell table:formula="of:=ROUND((([.G11]/[.F11]) * 100);2)" office:value-type="float" office:value="1004.96">
            <text:p>1004.96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26">
            <text:p>226.00</text:p>
          </table:table-cell>
          <table:table-cell office:value-type="float" office:value="7647">
            <text:p>7647</text:p>
          </table:table-cell>
          <table:table-cell office:value-type="float" office:value="1023">
            <text:p>1023</text:p>
          </table:table-cell>
          <table:table-cell table:formula="of:=ROUND(([.D12]/[.$B$3]) * 10000000; 2)" office:value-type="float" office:value="20.27">
            <text:p>20.27</text:p>
          </table:table-cell>
          <table:table-cell office:value-type="float" office:value="6380">
            <text:p>6380</text:p>
          </table:table-cell>
          <table:table-cell office:value-type="float" office:value="68764">
            <text:p>68764</text:p>
          </table:table-cell>
          <table:table-cell/>
          <table:table-cell table:formula="of:=ROUND((((([.B12] / [.$B$6])  ^ (1 / ([.A12]-[.$A$6]))) -1) * 100);2)" office:value-type="float" office:value="42.65">
            <text:p>42.65</text:p>
          </table:table-cell>
          <table:table-cell table:formula="of:=ROUND(([.B12]/[.E12]);2)" office:value-type="float" office:value="11.15">
            <text:p>11.15</text:p>
          </table:table-cell>
          <table:table-cell table:formula="of:=ROUND((((([.D12] / [.$D$6])  ^ (1 / ([.A12]-[.$A$6]))) -1) * 100);2)" office:value-type="float" office:value="24.18">
            <text:p>24.18</text:p>
          </table:table-cell>
          <table:table-cell table:formula="of:=ROUND(([.J12]/[.K12]);2)" office:value-type="float" office:value="0.46">
            <text:p>0.46</text:p>
          </table:table-cell>
          <table:table-cell table:formula="of:=ROUND((((([.F12] / [.$F$6])  ^ (1 / ([.A12]-[.$A$6]))) -1) * 100);2)" office:value-type="float" office:value="27.88">
            <text:p>27.88</text:p>
          </table:table-cell>
          <table:table-cell table:formula="of:=ROUND((([.G12]/[.F12]) * 100);2)" office:value-type="float" office:value="1077.81">
            <text:p>1077.81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237.5">
            <text:p>237.50</text:p>
          </table:table-cell>
          <table:table-cell office:value-type="float" office:value="9301">
            <text:p>9301</text:p>
          </table:table-cell>
          <table:table-cell office:value-type="float" office:value="1317">
            <text:p>1317</text:p>
          </table:table-cell>
          <table:table-cell table:formula="of:=ROUND(([.D13]/[.$B$3]) * 10000000; 2)" office:value-type="float" office:value="26.1">
            <text:p>26.1</text:p>
          </table:table-cell>
          <table:table-cell office:value-type="float" office:value="7432">
            <text:p>7432</text:p>
          </table:table-cell>
          <table:table-cell office:value-type="float" office:value="82036">
            <text:p>82036</text:p>
          </table:table-cell>
          <table:table-cell/>
          <table:table-cell table:formula="of:=ROUND((((([.B13] / [.$B$6])  ^ (1 / ([.A13]-[.$A$6]))) -1) * 100);2)" office:value-type="float" office:value="36.56">
            <text:p>36.56</text:p>
          </table:table-cell>
          <table:table-cell table:formula="of:=ROUND(([.B13]/[.E13]);2)" office:value-type="float" office:value="9.1">
            <text:p>9.1</text:p>
          </table:table-cell>
          <table:table-cell table:formula="of:=ROUND((((([.D13] / [.$D$6])  ^ (1 / ([.A13]-[.$A$6]))) -1) * 100);2)" office:value-type="float" office:value="24.82">
            <text:p>24.82</text:p>
          </table:table-cell>
          <table:table-cell table:formula="of:=ROUND(([.J13]/[.K13]);2)" office:value-type="float" office:value="0.37">
            <text:p>0.37</text:p>
          </table:table-cell>
          <table:table-cell table:formula="of:=ROUND((((([.F13] / [.$F$6])  ^ (1 / ([.A13]-[.$A$6]))) -1) * 100);2)" office:value-type="float" office:value="26.18">
            <text:p>26.18</text:p>
          </table:table-cell>
          <table:table-cell table:formula="of:=ROUND((([.G13]/[.F13]) * 100);2)" office:value-type="float" office:value="1103.82">
            <text:p>1103.82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437">
            <text:p>437.00</text:p>
          </table:table-cell>
          <table:table-cell office:value-type="float" office:value="10782">
            <text:p>10782</text:p>
          </table:table-cell>
          <table:table-cell office:value-type="float" office:value="1386">
            <text:p>1386</text:p>
          </table:table-cell>
          <table:table-cell table:formula="of:=ROUND(([.D14]/[.$B$3]) * 10000000; 2)" office:value-type="float" office:value="27.46">
            <text:p>27.46</text:p>
          </table:table-cell>
          <table:table-cell office:value-type="float" office:value="7717">
            <text:p>7717</text:p>
          </table:table-cell>
          <table:table-cell office:value-type="float" office:value="96532">
            <text:p>96532</text:p>
          </table:table-cell>
          <table:table-cell/>
          <table:table-cell table:formula="of:=ROUND((((([.B14] / [.$B$6])  ^ (1 / ([.A14]-[.$A$6]))) -1) * 100);2)" office:value-type="float" office:value="41.74">
            <text:p>41.74</text:p>
          </table:table-cell>
          <table:table-cell table:formula="of:=ROUND(([.B14]/[.E14]);2)" office:value-type="float" office:value="15.91">
            <text:p>15.91</text:p>
          </table:table-cell>
          <table:table-cell table:formula="of:=ROUND((((([.D14] / [.$D$6])  ^ (1 / ([.A14]-[.$A$6]))) -1) * 100);2)" office:value-type="float" office:value="22.19">
            <text:p>22.19</text:p>
          </table:table-cell>
          <table:table-cell table:formula="of:=ROUND(([.J14]/[.K14]);2)" office:value-type="float" office:value="0.72">
            <text:p>0.72</text:p>
          </table:table-cell>
          <table:table-cell table:formula="of:=ROUND((((([.F14] / [.$F$6])  ^ (1 / ([.A14]-[.$A$6]))) -1) * 100);2)" office:value-type="float" office:value="23.15">
            <text:p>23.15</text:p>
          </table:table-cell>
          <table:table-cell table:formula="of:=ROUND((([.G14]/[.F14]) * 100);2)" office:value-type="float" office:value="1250.9">
            <text:p>1250.9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489.2">
            <text:p>489.20</text:p>
          </table:table-cell>
          <table:table-cell table:style-name="ce6" office:value-type="float" office:value="12474">
            <text:p>12474</text:p>
          </table:table-cell>
          <table:table-cell office:value-type="float" office:value="1661">
            <text:p>1661</text:p>
          </table:table-cell>
          <table:table-cell table:formula="of:=ROUND(([.D15]/[.$B$3]) * 10000000; 2)" office:value-type="float" office:value="32.91">
            <text:p>32.91</text:p>
          </table:table-cell>
          <table:table-cell office:value-type="float" office:value="9045">
            <text:p>9045</text:p>
          </table:table-cell>
          <table:table-cell office:value-type="float" office:value="110931">
            <text:p>110931</text:p>
          </table:table-cell>
          <table:table-cell/>
          <table:table-cell table:formula="of:=ROUND((((([.B15] / [.$B$6])  ^ (1 / ([.A15]-[.$A$6]))) -1) * 100);2)" office:value-type="float" office:value="38.07">
            <text:p>38.07</text:p>
          </table:table-cell>
          <table:table-cell table:formula="of:=ROUND(([.B15]/[.E15]);2)" office:value-type="float" office:value="14.86">
            <text:p>14.86</text:p>
          </table:table-cell>
          <table:table-cell table:formula="of:=ROUND((((([.D15] / [.$D$6])  ^ (1 / ([.A15]-[.$A$6]))) -1) * 100);2)" office:value-type="float" office:value="21.92">
            <text:p>21.92</text:p>
          </table:table-cell>
          <table:table-cell table:formula="of:=ROUND(([.J15]/[.K15]);2)" office:value-type="float" office:value="0.68">
            <text:p>0.68</text:p>
          </table:table-cell>
          <table:table-cell table:formula="of:=ROUND((((([.F15] / [.$F$6])  ^ (1 / ([.A15]-[.$A$6]))) -1) * 100);2)" office:value-type="float" office:value="22.47">
            <text:p>22.47</text:p>
          </table:table-cell>
          <table:table-cell table:formula="of:=ROUND((([.G15]/[.F15]) * 100);2)" office:value-type="float" office:value="1226.43">
            <text:p>1226.43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619">
            <text:p>619.00</text:p>
          </table:table-cell>
          <table:table-cell table:style-name="ce6" office:value-type="float" office:value="14072">
            <text:p>14072</text:p>
          </table:table-cell>
          <table:table-cell office:value-type="float" office:value="1931">
            <text:p>1931</text:p>
          </table:table-cell>
          <table:table-cell table:formula="of:=ROUND(([.D16]/[.$B$3]) * 10000000; 2)" office:value-type="float" office:value="38.26">
            <text:p>38.26</text:p>
          </table:table-cell>
          <table:table-cell office:value-type="float" office:value="10976">
            <text:p>10976</text:p>
          </table:table-cell>
          <table:table-cell office:value-type="float" office:value="126337">
            <text:p>126337</text:p>
          </table:table-cell>
          <table:table-cell/>
          <table:table-cell table:formula="of:=ROUND((((([.B16] / [.$B$6])  ^ (1 / ([.A16]-[.$A$6]))) -1) * 100);2)" office:value-type="float" office:value="36.87">
            <text:p>36.87</text:p>
          </table:table-cell>
          <table:table-cell table:formula="of:=ROUND(([.B16]/[.E16]);2)" office:value-type="float" office:value="16.18">
            <text:p>16.18</text:p>
          </table:table-cell>
          <table:table-cell table:formula="of:=ROUND((((([.D16] / [.$D$6])  ^ (1 / ([.A16]-[.$A$6]))) -1) * 100);2)" office:value-type="float" office:value="21.34">
            <text:p>21.34</text:p>
          </table:table-cell>
          <table:table-cell table:formula="of:=ROUND(([.J16]/[.K16]);2)" office:value-type="float" office:value="0.76">
            <text:p>0.76</text:p>
          </table:table-cell>
          <table:table-cell table:formula="of:=ROUND((((([.F16] / [.$F$6])  ^ (1 / ([.A16]-[.$A$6]))) -1) * 100);2)" office:value-type="float" office:value="22.36">
            <text:p>22.36</text:p>
          </table:table-cell>
          <table:table-cell table:formula="of:=ROUND((([.G16]/[.F16]) * 100);2)" office:value-type="float" office:value="1151.03">
            <text:p>1151.03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537">
            <text:p>537.00</text:p>
          </table:table-cell>
          <table:table-cell table:style-name="ce6" office:value-type="float" office:value="15051">
            <text:p>15051</text:p>
          </table:table-cell>
          <table:table-cell office:value-type="float" office:value="1990">
            <text:p>1990</text:p>
          </table:table-cell>
          <table:table-cell table:formula="of:=ROUND(([.D17]/[.$B$3]) * 10000000; 2)" office:value-type="float" office:value="39.43">
            <text:p>39.43</text:p>
          </table:table-cell>
          <table:table-cell office:value-type="float" office:value="12590">
            <text:p>12590</text:p>
          </table:table-cell>
          <table:table-cell office:value-type="float" office:value="145328">
            <text:p>145328</text:p>
          </table:table-cell>
          <table:table-cell/>
          <table:table-cell table:formula="of:=ROUND((((([.B17] / [.$B$6])  ^ (1 / ([.A17]-[.$A$6]))) -1) * 100);2)" office:value-type="float" office:value="31.32">
            <text:p>31.32</text:p>
          </table:table-cell>
          <table:table-cell table:formula="of:=ROUND(([.B17]/[.E17]);2)" office:value-type="float" office:value="13.62">
            <text:p>13.62</text:p>
          </table:table-cell>
          <table:table-cell table:formula="of:=ROUND((((([.D17] / [.$D$6])  ^ (1 / ([.A17]-[.$A$6]))) -1) * 100);2)" office:value-type="float" office:value="19.56">
            <text:p>19.56</text:p>
          </table:table-cell>
          <table:table-cell table:formula="of:=ROUND(([.J17]/[.K17]);2)" office:value-type="float" office:value="0.7">
            <text:p>0.7</text:p>
          </table:table-cell>
          <table:table-cell table:formula="of:=ROUND((((([.F17] / [.$F$6])  ^ (1 / ([.A17]-[.$A$6]))) -1) * 100);2)" office:value-type="float" office:value="21.64">
            <text:p>21.64</text:p>
          </table:table-cell>
          <table:table-cell table:formula="of:=ROUND((([.G17]/[.F17]) * 100);2)" office:value-type="float" office:value="1154.31">
            <text:p>1154.31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535">
            <text:p>535.00</text:p>
          </table:table-cell>
          <table:table-cell table:style-name="ce6" office:value-type="float" office:value="16589">
            <text:p>16589</text:p>
          </table:table-cell>
          <table:table-cell office:value-type="float" office:value="2277">
            <text:p>2277</text:p>
          </table:table-cell>
          <table:table-cell table:formula="of:=ROUND(([.D18]/[.$B$3]) * 10000000; 2)" office:value-type="float" office:value="45.12">
            <text:p>45.12</text:p>
          </table:table-cell>
          <table:table-cell office:value-type="float" office:value="15133">
            <text:p>15133</text:p>
          </table:table-cell>
          <table:table-cell office:value-type="float" office:value="26493">
            <text:p>26493</text:p>
          </table:table-cell>
          <table:table-cell/>
          <table:table-cell table:formula="of:=ROUND((((([.B18] / [.$B$6])  ^ (1 / ([.A18]-[.$A$6]))) -1) * 100);2)" office:value-type="float" office:value="28.33">
            <text:p>28.33</text:p>
          </table:table-cell>
          <table:table-cell table:formula="of:=ROUND(([.B18]/[.E18]);2)" office:value-type="float" office:value="11.86">
            <text:p>11.86</text:p>
          </table:table-cell>
          <table:table-cell table:formula="of:=ROUND((((([.D18] / [.$D$6])  ^ (1 / ([.A18]-[.$A$6]))) -1) * 100);2)" office:value-type="float" office:value="19.12">
            <text:p>19.12</text:p>
          </table:table-cell>
          <table:table-cell table:formula="of:=ROUND(([.J18]/[.K18]);2)" office:value-type="float" office:value="0.62">
            <text:p>0.62</text:p>
          </table:table-cell>
          <table:table-cell table:formula="of:=ROUND((((([.F18] / [.$F$6])  ^ (1 / ([.A18]-[.$A$6]))) -1) * 100);2)" office:value-type="float" office:value="21.52">
            <text:p>21.52</text:p>
          </table:table-cell>
          <table:table-cell table:formula="of:=ROUND((([.G18]/[.F18]) * 100);2)" office:value-type="float" office:value="175.07">
            <text:p>175.0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5/31/2019</text:date>, <text:time>15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5-31T15:48:07.64</dc:date>
    <meta:editing-duration>PT2H24M10S</meta:editing-duration>
    <meta:editing-cycles>19</meta:editing-cycles>
    <meta:generator>OpenOffice/4.1.3$Win32 OpenOffice.org_project/413m1$Build-9783</meta:generator>
    <dc:creator>Vignesh Sridharan</dc:creator>
    <meta:document-statistic meta:table-count="3" meta:cell-count="195" meta:object-count="0"/>
  </office:meta>
</office:document-meta>
</file>